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26" style:family="table" style:master-page-name="">
      <style:table-properties style:width="9.172cm" fo:margin-left="0cm" style:page-number="auto" table:align="left"/>
    </style:style>
    <style:style style:name="Tableau26.A" style:family="table-column">
      <style:table-column-properties style:column-width="0.591cm"/>
    </style:style>
    <style:style style:name="Tableau26.B" style:family="table-column">
      <style:table-column-properties style:column-width="5.106cm"/>
    </style:style>
    <style:style style:name="Tableau26.C" style:family="table-column">
      <style:table-column-properties style:column-width="3.475cm"/>
    </style:style>
    <style:style style:name="Tableau26.A1" style:family="table-cell">
      <style:table-cell-properties style:vertical-align="middle" fo:padding-left="0cm" fo:padding-right="0.101cm" fo:padding-top="0.101cm" fo:padding-bottom="0.101cm" fo:border="none"/>
    </style:style>
    <style:style style:name="Tableau26.B1" style:family="table-cell">
      <style:table-cell-properties style:vertical-align="middle" fo:background-color="#ecf191" fo:padding="0cm" fo:border-left="0.5pt solid #000000" fo:border-right="none" fo:border-top="0.5pt solid #000000" fo:border-bottom="0.5pt solid #000000">
        <style:background-image/>
      </style:table-cell-properties>
    </style:style>
    <style:style style:name="Tableau26.C1" style:family="table-cell">
      <style:table-cell-properties style:vertical-align="middle" fo:background-color="#ecf191" fo:padding="0cm" fo:border="0.5pt solid #000000">
        <style:background-image/>
      </style:table-cell-properties>
    </style:style>
    <style:style style:name="Tableau26.2" style:family="table-row">
      <style:table-row-properties style:row-height="0.801cm"/>
    </style:style>
    <style:style style:name="Tableau26.B2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6.C2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6.B3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6.C3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6.B4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6.C4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6.B5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6.C5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6.B6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6.C6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6.B7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6.C7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Tableau26.B8" style:family="table-cell">
      <style:table-cell-properties style:vertical-align="middle" fo:padding="0cm" fo:border-left="0.5pt solid #000000" fo:border-right="none" fo:border-top="none" fo:border-bottom="0.5pt solid #000000"/>
    </style:style>
    <style:style style:name="Tableau26.C8" style:family="table-cell">
      <style:table-cell-properties style:vertical-align="middle" fo:padding="0cm" fo:border-left="0.5pt solid #000000" fo:border-right="0.5pt solid #000000" fo:border-top="none" fo:border-bottom="0.5pt solid #000000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paire_20__28_G_29_">
      <style:text-properties officeooo:rsid="00fbc68f" officeooo:paragraph-rsid="00fbc68f"/>
    </style:style>
    <style:style style:name="P3" style:family="paragraph" style:parent-style-name="_5f_Header_20_G_20_page_20_impaire_20__28_D_29_">
      <style:text-properties officeooo:rsid="00fc60e2" officeooo:paragraph-rsid="00fc60e2"/>
    </style:style>
    <style:style style:name="P4" style:family="paragraph" style:parent-style-name="_5f_Header_20_N_20_page_20_paire_20__28_G_29_">
      <style:text-properties officeooo:rsid="00f84d06" officeooo:paragraph-rsid="00f84d06"/>
    </style:style>
    <style:style style:name="P5" style:family="paragraph" style:parent-style-name="_5f_Header_20_D_20_page_20_impaire_20__28_D_29_">
      <style:text-properties officeooo:rsid="00fe4814" officeooo:paragraph-rsid="00fe4814"/>
    </style:style>
    <style:style style:name="P6" style:family="paragraph" style:parent-style-name="_5f_Header_20_D_20_page_20_impaire_20__28_D_29_">
      <style:text-properties officeooo:rsid="0101821f" officeooo:paragraph-rsid="0101821f"/>
    </style:style>
    <style:style style:name="P7" style:family="paragraph" style:parent-style-name="_5f_Header_20_M_20_page_20_impaire_20__28_D_29_">
      <style:text-properties officeooo:rsid="0101a5c8" officeooo:paragraph-rsid="0101a5c8"/>
    </style:style>
    <style:style style:name="P8" style:family="paragraph" style:parent-style-name="_5f_Header_20_M_20_page_20_impaire_20__28_D_29_">
      <style:text-properties officeooo:rsid="01035d0f" officeooo:paragraph-rsid="01035d0f"/>
    </style:style>
    <style:style style:name="P9" style:family="paragraph" style:parent-style-name="_5f_Header_20_P_20_page_20_paire_20__28_G_29_">
      <style:text-properties officeooo:rsid="0107aa33" officeooo:paragraph-rsid="0107aa33"/>
    </style:style>
    <style:style style:name="P10" style:family="paragraph" style:parent-style-name="_5f_Header_20_P_20_page_20_paire_20__28_G_29_">
      <style:text-properties officeooo:rsid="0106b7af" officeooo:paragraph-rsid="0106b7af"/>
    </style:style>
    <style:style style:name="P11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12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13" style:family="paragraph" style:parent-style-name="_5f_Paragraphe">
      <style:text-properties officeooo:paragraph-rsid="00c311c8"/>
    </style:style>
    <style:style style:name="P14" style:family="paragraph" style:parent-style-name="_5f_Paragraphe">
      <style:text-properties officeooo:paragraph-rsid="00bfdc58"/>
    </style:style>
    <style:style style:name="P15" style:family="paragraph" style:parent-style-name="_5f_Paragraphe_5f_Réponse_5f_Elève">
      <style:text-properties officeooo:paragraph-rsid="00bfdc58"/>
    </style:style>
    <style:style style:name="P16" style:family="paragraph" style:parent-style-name="_5f_Paragraphe" style:master-page-name="SERIE_5f_NUMERIQUE_5f_CLR_5f_d7e12c_5f_2COL">
      <style:paragraph-properties style:page-number="auto"/>
    </style:style>
    <style:style style:name="P17" style:family="paragraph" style:parent-style-name="_5f_Footer_20_page_20_impaire_20__28_D_29_"/>
    <style:style style:name="P18" style:family="paragraph" style:parent-style-name="_5f_Footer_20_page_20_impaire_20__28_D_29_">
      <style:text-properties officeooo:paragraph-rsid="01316a8b"/>
    </style:style>
    <style:style style:name="P19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0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1" style:family="paragraph" style:parent-style-name="_5f_Footer_20_page_20_paire_20__28_G_29_"/>
    <style:style style:name="P22" style:family="paragraph" style:parent-style-name="_5f_Footer_20_page_20_paire_20__28_G_29_">
      <style:text-properties officeooo:paragraph-rsid="01316a8b"/>
    </style:style>
    <style:style style:name="P23" style:family="paragraph" style:parent-style-name="_5f_Footer_20_page_20_paire_20__28_G_29_">
      <style:text-properties officeooo:paragraph-rsid="01336347"/>
    </style:style>
    <style:style style:name="P24" style:family="paragraph" style:parent-style-name="_5f_Footer_20_page_20_paire_20__28_G_29_">
      <style:text-properties officeooo:paragraph-rsid="0135ac9e"/>
    </style:style>
    <style:style style:name="P25" style:family="paragraph" style:parent-style-name="_5f_Footer_20_page_20_paire_20__28_G_29_">
      <style:text-properties officeooo:paragraph-rsid="01397109"/>
    </style:style>
    <style:style style:name="P26" style:family="paragraph" style:parent-style-name="_5f_Footer_20_page_20_paire_20__28_G_29_">
      <style:text-properties officeooo:paragraph-rsid="013b50d8"/>
    </style:style>
    <style:style style:name="P27" style:family="paragraph" style:parent-style-name="_5f_Footer_20_page_20_paire_20__28_G_29_">
      <style:text-properties officeooo:paragraph-rsid="013c280e"/>
    </style:style>
    <style:style style:name="P28" style:family="paragraph" style:parent-style-name="_5f_Footer_20_page_20_paire_20__28_G_29_">
      <style:text-properties officeooo:paragraph-rsid="0142af40"/>
    </style:style>
    <style:style style:name="P29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0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6" style:family="paragraph" style:parent-style-name="_5f_Header_20_D_20_page_20_paire_20__28_G_29_">
      <style:text-properties officeooo:paragraph-rsid="00fe4814"/>
    </style:style>
    <style:style style:name="P37" style:family="paragraph" style:parent-style-name="_5f_Header_20_D_20_page_20_paire_20__28_G_29_">
      <style:text-properties officeooo:rsid="0101821f" officeooo:paragraph-rsid="0101821f"/>
    </style:style>
    <style:style style:name="P38" style:family="paragraph" style:parent-style-name="_5f_Header_20_G_20_page_20_paire_20__28_G_29_">
      <style:text-properties officeooo:rsid="00ff3616" officeooo:paragraph-rsid="00ff3616"/>
    </style:style>
    <style:style style:name="P39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0" style:family="paragraph" style:parent-style-name="_5f_Header_20_M_20_page_20_impaire_20__28_D_29_">
      <style:text-properties officeooo:rsid="01035d0f" officeooo:paragraph-rsid="01035d0f"/>
    </style:style>
    <style:style style:name="P41" style:family="paragraph" style:parent-style-name="_5f_Header_20_M_20_page_20_paire_20__28_G_29_">
      <style:text-properties officeooo:rsid="0101a5c8" officeooo:paragraph-rsid="0101a5c8"/>
    </style:style>
    <style:style style:name="P42" style:family="paragraph" style:parent-style-name="_5f_Header_20_N_20_page_20_impaire_20__28_D_29_">
      <style:text-properties officeooo:rsid="010462d7" officeooo:paragraph-rsid="010462d7"/>
    </style:style>
    <style:style style:name="P4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4" style:family="paragraph" style:parent-style-name="_5f_Header_20_P_20_page_20_paire_20__28_G_29_">
      <style:text-properties officeooo:rsid="0107aa33" officeooo:paragraph-rsid="0107aa33"/>
    </style:style>
    <style:style style:name="P45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6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7" style:family="paragraph" style:parent-style-name="_5f_Paragraphe_5f_Réponse_5f_Elève">
      <style:paragraph-properties fo:text-align="center" style:justify-single-word="false">
        <style:tab-stops>
          <style:tab-stop style:position="4.958cm"/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bfdc58"/>
    </style:style>
    <style:style style:name="P48" style:family="paragraph" style:parent-style-name="_5f_Paragraphe_5f_Réponse_5f_Elève">
      <style:paragraph-properties fo:text-align="center" style:justify-single-word="false">
        <style:tab-stops>
          <style:tab-stop style:position="4.958cm"/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c1aa74"/>
    </style:style>
    <style:style style:name="P49" style:family="paragraph" style:parent-style-name="_5f_Paragraphe_5f_Réponse_5f_Elève">
      <style:paragraph-properties fo:text-align="center" style:justify-single-word="fals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bfdc58"/>
    </style:style>
    <style:style style:name="P50" style:family="paragraph" style:parent-style-name="_5f_Paragraphe_5f_Réponse_5f_Elève">
      <style:paragraph-properties fo:text-align="center" style:justify-single-word="fals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c1aa74"/>
    </style:style>
    <style:style style:name="P51" style:family="paragraph" style:parent-style-name="_5f_Paragraphe_5f_Réponse_5f_Elève">
      <style:paragraph-properties fo:text-align="center" style:justify-single-word="false">
        <style:tab-stops>
          <style:tab-stop style:position="4.985cm"/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bfdc58"/>
    </style:style>
    <style:style style:name="P52" style:family="paragraph" style:parent-style-name="_5f_Paragraphe_5f_Réponse_5f_Elève">
      <style:paragraph-properties fo:text-align="center" style:justify-single-word="false">
        <style:tab-stops>
          <style:tab-stop style:position="4.985cm"/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officeooo:paragraph-rsid="00c1aa74"/>
    </style:style>
    <style:style style:name="P53" style:family="paragraph" style:parent-style-name="_5f_Paragraphe_5f_Réponse_5f_Elève">
      <style:paragraph-properties fo:text-align="center" style:justify-single-word="false"/>
      <style:text-properties officeooo:paragraph-rsid="00bfdc58"/>
    </style:style>
    <style:style style:name="P54" style:family="paragraph" style:parent-style-name="_5f_Paragraphe_5f_Réponse_5f_Elève">
      <style:paragraph-properties fo:text-align="center" style:justify-single-word="false"/>
      <style:text-properties officeooo:paragraph-rsid="00c1aa74"/>
    </style:style>
    <style:style style:name="P55" style:family="paragraph" style:parent-style-name="_5f_Paragraphe_5f_avec_5f_Num_5f_Question" style:list-style-name="_5f_Numérotation_20_des_20_exercices"/>
    <style:style style:name="P56" style:family="paragraph" style:parent-style-name="_5f_Tableau_5f_Centré" style:list-style-name="">
      <loext:graphic-properties draw:fill="none"/>
      <style:paragraph-properties fo:margin-left="0cm" fo:margin-right="0cm" fo:margin-top="0.101cm" fo:margin-bottom="0.101cm" style:contextual-spacing="false" fo:text-align="center" style:justify-single-word="false" fo:orphans="0" fo:widows="0" fo:hyphenation-ladder-count="no-limit" fo:text-indent="0cm" style:auto-text-indent="false" fo:background-color="transparent" text:number-lines="true" text:line-number="0" style:vertical-align="baseline">
        <style:tab-stops>
          <style:tab-stop style:position="4.902cm"/>
        </style:tab-stops>
      </style:paragraph-properties>
      <style:text-properties officeooo:paragraph-rsid="00c1aa7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_5f_Tableau_5f_Centré" style:list-style-name="">
      <loext:graphic-properties draw:fill="none"/>
      <style:paragraph-properties fo:margin-left="0cm" fo:margin-right="0cm" fo:margin-top="0.101cm" fo:margin-bottom="0.101cm" style:contextual-spacing="false" fo:text-align="center" style:justify-single-word="false" fo:orphans="0" fo:widows="0" fo:hyphenation-ladder-count="no-limit" fo:text-indent="0cm" style:auto-text-indent="false" fo:background-color="transparent" text:number-lines="true" text:line-number="0" style:vertical-align="baseline">
        <style:tab-stops>
          <style:tab-stop style:position="4.902cm"/>
        </style:tab-stops>
      </style:paragraph-properties>
      <style:text-properties officeooo:paragraph-rsid="00bfdc5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8" style:family="paragraph" style:parent-style-name="_5f_Tableau_5f_Centré" style:list-style-name="">
      <loext:graphic-properties draw:fill="none"/>
      <style:paragraph-properties fo:margin-left="0cm" fo:margin-right="0cm" fo:margin-top="0.101cm" fo:margin-bottom="0.101cm" style:contextual-spacing="false" fo:text-align="center" style:justify-single-word="false" fo:orphans="0" fo:widows="0" fo:hyphenation-ladder-count="no-limit" fo:text-indent="0cm" style:auto-text-indent="false" fo:background-color="transparent" style:shadow="none" text:number-lines="true" text:line-number="0" style:vertical-align="baseline">
        <style:tab-stops>
          <style:tab-stop style:position="4.874cm"/>
        </style:tab-stops>
      </style:paragraph-properties>
      <style:text-properties officeooo:paragraph-rsid="00c1aa7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_5f_Tableau_5f_Centré" style:list-style-name="">
      <loext:graphic-properties draw:fill="none"/>
      <style:paragraph-properties fo:margin-left="0cm" fo:margin-right="0cm" fo:margin-top="0.101cm" fo:margin-bottom="0.101cm" style:contextual-spacing="false" fo:text-align="center" style:justify-single-word="false" fo:orphans="0" fo:widows="0" fo:hyphenation-ladder-count="no-limit" fo:text-indent="0cm" style:auto-text-indent="false" fo:background-color="transparent" style:shadow="none" text:number-lines="true" text:line-number="0" style:vertical-align="baseline">
        <style:tab-stops>
          <style:tab-stop style:position="4.874cm"/>
        </style:tab-stops>
      </style:paragraph-properties>
      <style:text-properties officeooo:paragraph-rsid="00bfdc5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_5f_Tableau_5f_Centré" style:list-style-name="">
      <loext:graphic-properties draw:fill="none"/>
      <style:paragraph-properties fo:margin-left="0cm" fo:margin-right="0cm" fo:margin-top="0.101cm" fo:margin-bottom="0.101cm" style:contextual-spacing="false" fo:text-align="center" style:justify-single-word="false" fo:orphans="0" fo:widows="0" fo:hyphenation-ladder-count="no-limit" fo:text-indent="0cm" style:auto-text-indent="false" fo:background-color="transparent" text:number-lines="true" text:line-number="0" style:vertical-align="baseline">
        <style:tab-stops/>
      </style:paragraph-properties>
      <style:text-properties officeooo:paragraph-rsid="00c1aa7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_5f_Tableau_5f_Centré" style:list-style-name="">
      <loext:graphic-properties draw:fill="none"/>
      <style:paragraph-properties fo:margin-left="0cm" fo:margin-right="0cm" fo:margin-top="0.101cm" fo:margin-bottom="0.101cm" style:contextual-spacing="false" fo:text-align="center" style:justify-single-word="false" fo:orphans="0" fo:widows="0" fo:hyphenation-ladder-count="no-limit" fo:text-indent="0cm" style:auto-text-indent="false" fo:background-color="transparent" text:number-lines="true" text:line-number="0" style:vertical-align="baseline">
        <style:tab-stops/>
      </style:paragraph-properties>
      <style:text-properties officeooo:paragraph-rsid="00bfdc5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_5f_Titre_5f_Exercices_5f_sans_5f_Titre" style:list-style-name="_5f_Numérotation_20_des_20_exercices"/>
    <style:style style:name="P63" style:family="paragraph" style:parent-style-name="_5f_Titre_5f_Exercices_5f_sans_5f_Titre" style:list-style-name="_5f_Numérotation_20_des_20_exercices">
      <style:text-properties officeooo:paragraph-rsid="00ad1018"/>
    </style:style>
    <style:style style:name="P64" style:family="paragraph">
      <style:paragraph-properties fo:text-align="center"/>
    </style:style>
    <style:style style:name="P6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66" style:family="paragraph">
      <loext:graphic-properties draw:fill="solid" draw:fill-color="#f99e06"/>
    </style:style>
    <style:style style:name="P67" style:family="paragraph"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8" style:family="paragraph">
      <loext:graphic-properties draw:fill-color="#e8c32a"/>
      <style:paragraph-properties fo:margin-top="0cm" fo:margin-bottom="0.199cm" fo:text-align="center" style:writing-mode="lr-tb"/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P69" style:family="paragraph">
      <loext:graphic-properties draw:fill="solid" draw:fill-color="#d62e4e"/>
    </style:style>
    <style:style style:name="P70" style:family="paragraph">
      <loext:graphic-properties draw:fill="solid" draw:fill-color="#7fb241"/>
    </style:style>
    <style:style style:name="P71" style:family="paragraph">
      <loext:graphic-properties draw:fill="solid" draw:fill-color="#9d0f89"/>
    </style:style>
    <style:style style:name="P72" style:family="paragraph">
      <loext:graphic-properties draw:fill="solid" draw:fill-color="#1ca2b8"/>
    </style:style>
    <style:style style:name="P73" style:family="paragraph">
      <loext:graphic-properties draw:fill="solid" draw:fill-color="#d7e12c"/>
    </style:style>
    <style:style style:name="P74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5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5" style:family="text">
      <style:text-properties fo:font-variant="small-caps" fo:color="#7fb241" loext:opacity="100%" style:font-name="Bitstream Vera Sans6" fo:font-size="16pt" fo:font-weight="bold"/>
    </style:style>
    <style:style style:name="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T7" style:family="text">
      <style:text-properties fo:font-variant="small-caps" fo:color="#7fb241" loext:opacity="100%" style:font-name="Bitstream Vera Sans6" fo:font-size="16pt" fo:font-weight="bold" officeooo:rsid="0021cde5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9d510a"/>
    </style:style>
    <style:style style:name="T11" style:family="text">
      <style:text-properties officeooo:rsid="009f174e"/>
    </style:style>
    <style:style style:name="T12" style:family="text">
      <style:text-properties fo:font-style="normal" fo:font-weight="normal" officeooo:rsid="00c1daee" style:font-style-asian="normal" style:font-weight-asian="normal" style:font-style-complex="normal" style:font-weight-complex="normal"/>
    </style:style>
    <style:style style:name="T13" style:family="text">
      <style:text-properties officeooo:rsid="00bb0739"/>
    </style:style>
    <style:style style:name="T14" style:family="text">
      <style:text-properties fo:background-color="#ffff00" loext:char-shading-value="0"/>
    </style:style>
    <style:style style:name="T15" style:family="text">
      <style:text-properties officeooo:rsid="009f174e" fo:background-color="#ffff00" loext:char-shading-value="0"/>
    </style:style>
    <style:style style:name="T16" style:family="text">
      <style:text-properties officeooo:rsid="00ae107d" fo:background-color="#ffff00" loext:char-shading-value="0"/>
    </style:style>
    <style:style style:name="T17" style:family="text">
      <style:text-properties officeooo:rsid="00af958a" fo:background-color="#ffff00" loext:char-shading-value="0"/>
    </style:style>
    <style:style style:name="T18" style:family="text">
      <style:text-properties officeooo:rsid="00bb0739" fo:background-color="#ffff00" loext:char-shading-value="0"/>
    </style:style>
    <style:style style:name="T19" style:family="text">
      <style:text-properties officeooo:rsid="00b0c864" fo:background-color="#ffff00" loext:char-shading-value="0"/>
    </style:style>
    <style:style style:name="T20" style:family="text">
      <style:text-properties officeooo:rsid="00b42fbc" fo:background-color="#ffff00" loext:char-shading-value="0"/>
    </style:style>
    <style:style style:name="T21" style:family="text">
      <style:text-properties officeooo:rsid="00b5d692" fo:background-color="#ffff00" loext:char-shading-value="0"/>
    </style:style>
    <style:style style:name="T22" style:family="text">
      <style:text-properties officeooo:rsid="00b47001" fo:background-color="#ffff00" loext:char-shading-value="0"/>
    </style:style>
    <style:style style:name="T23" style:family="text">
      <style:text-properties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text-underline-style="none" fo:font-weight="normal" officeooo:rsid="009f174e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text-underline-style="none" fo:font-weight="normal" officeooo:rsid="00b0c864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text-underline-style="none" fo:font-weight="normal" officeooo:rsid="00bb0739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officeooo:rsid="00ae107d"/>
    </style:style>
    <style:style style:name="T28" style:family="text">
      <style:text-properties style:use-window-font-color="true" loext:opacity="0%" fo:background-color="#ffff00" loext:char-shading-value="0"/>
    </style:style>
    <style:style style:name="T29" style:family="text">
      <style:text-properties style:use-window-font-color="true" loext:opacity="0%" officeooo:rsid="00af958a" fo:background-color="#ffff00" loext:char-shading-value="0"/>
    </style:style>
    <style:style style:name="T30" style:family="text">
      <style:text-properties style:use-window-font-color="true" loext:opacity="0%" officeooo:rsid="00b0c864" fo:background-color="#ffff00" loext:char-shading-value="0"/>
    </style:style>
    <style:style style:name="T31" style:family="text">
      <style:text-properties style:use-window-font-color="true" loext:opacity="0%" officeooo:rsid="00bfdc58" fo:background-color="#ffff00" loext:char-shading-value="0"/>
    </style:style>
    <style:style style:name="T32" style:family="text">
      <style:text-properties style:use-window-font-color="true" loext:opacity="0%" fo:letter-spacing="-0.007cm" fo:background-color="#ffff00" loext:char-shading-value="0"/>
    </style:style>
    <style:style style:name="T33" style:family="text">
      <style:text-properties style:use-window-font-color="true" loext:opacity="0%" fo:letter-spacing="-0.007cm" officeooo:rsid="00b0c864" fo:background-color="#ffff00" loext:char-shading-value="0"/>
    </style:style>
    <style:style style:name="T34" style:family="text">
      <style:text-properties style:use-window-font-color="true" loext:opacity="0%" fo:letter-spacing="-0.007cm" officeooo:rsid="00af958a" fo:background-color="#ffff00" loext:char-shading-value="0"/>
    </style:style>
    <style:style style:name="T35" style:family="text">
      <style:text-properties style:use-window-font-color="true" loext:opacity="0%" fo:letter-spacing="-0.007cm" officeooo:rsid="00bfdc58" fo:background-color="#ffff00" loext:char-shading-value="0"/>
    </style:style>
    <style:style style:name="T36" style:family="text">
      <style:text-properties style:use-window-font-color="true" loext:opacity="0%" fo:letter-spacing="-0.011cm" fo:background-color="#ffff00" loext:char-shading-value="0"/>
    </style:style>
    <style:style style:name="T37" style:family="text">
      <style:text-properties style:use-window-font-color="true" loext:opacity="0%" fo:letter-spacing="-0.011cm" officeooo:rsid="00b0c864" fo:background-color="#ffff00" loext:char-shading-value="0"/>
    </style:style>
    <style:style style:name="T38" style:family="text">
      <style:text-properties style:use-window-font-color="true" loext:opacity="0%" fo:letter-spacing="-0.011cm" officeooo:rsid="00af958a" fo:background-color="#ffff00" loext:char-shading-value="0"/>
    </style:style>
    <style:style style:name="T39" style:family="text">
      <style:text-properties style:use-window-font-color="true" loext:opacity="0%" fo:letter-spacing="-0.014cm" fo:background-color="#ffff00" loext:char-shading-value="0"/>
    </style:style>
    <style:style style:name="T40" style:family="text">
      <style:text-properties style:use-window-font-color="true" loext:opacity="0%" fo:letter-spacing="-0.014cm" officeooo:rsid="00b0c864" fo:background-color="#ffff00" loext:char-shading-value="0"/>
    </style:style>
    <style:style style:name="T41" style:family="text">
      <style:text-properties style:use-window-font-color="true" loext:opacity="0%" fo:letter-spacing="-0.014cm" officeooo:rsid="00af958a" fo:background-color="#ffff00" loext:char-shading-value="0"/>
    </style:style>
    <style:style style:name="T42" style:family="text">
      <style:text-properties officeooo:rsid="00bfdc58"/>
    </style:style>
    <style:style style:name="T43" style:family="text">
      <style:text-properties fo:letter-spacing="-0.007cm"/>
    </style:style>
    <style:style style:name="T44" style:family="text">
      <style:text-properties fo:letter-spacing="-0.007cm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letter-spacing="-0.007cm" officeooo:rsid="00bb0739"/>
    </style:style>
    <style:style style:name="T46" style:family="text">
      <style:text-properties fo:letter-spacing="-0.011cm"/>
    </style:style>
    <style:style style:name="T47" style:family="text">
      <style:text-properties fo:letter-spacing="-0.011cm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fo:letter-spacing="-0.014cm"/>
    </style:style>
    <style:style style:name="T49" style:family="text">
      <style:text-properties fo:letter-spacing="-0.014cm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T51" style:family="text">
      <style:text-properties fo:color="#ffffff" loext:opacity="100%" style:font-name="Bitstream Vera Sans1" fo:font-size="11pt" fo:font-weight="bold" style:font-size-asian="11pt" style:font-weight-asian="bold" style:font-size-complex="11pt" style:font-weight-complex="bold"/>
    </style:style>
    <style:style style:name="fr1" style:family="graphic" style:parent-style-name="Frame">
      <style:graphic-properties fo:margin-left="0cm" fo:margin-right="0cm" fo:margin-top="0cm" fo:margin-bottom="0.101cm" style:vertical-pos="from-top" style:vertical-rel="paragraph" style:horizontal-pos="from-left" style:horizontal-rel="paragraph" fo:background-color="#fcf7ed" style:background-transparency="0%" draw:fill="solid" draw:fill-color="#fcf7ed" draw:opacity="100%" draw:fill-image-width="0cm" draw:fill-image-height="0cm" fo:padding="0.101cm" fo:border="0.6pt solid #fcf7ed" style:shadow="none" draw:shadow-opacity="100%" draw:wrap-influence-on-position="once-concurrent" loext:allow-overlap="true">
        <style:columns fo:column-count="1" fo:column-gap="0cm"/>
      </style:graphic-properties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fo:margin-left="0.011cm" fo:margin-right="-0.011cm" style:editable="false">
        <style:columns fo:column-count="2">
          <style:column-sep style:width="0.035cm" style:color="#808080" style:height="100%" style:style="solid"/>
          <style:column style:rel-width="2596*" fo:start-indent="0cm" fo:end-indent="0.15cm"/>
          <style:column style:rel-width="2592*" fo:start-indent="0.15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gr1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-color="#e8c32a" draw:textarea-horizontal-align="justify" draw:textarea-vertical-align="middle" draw:auto-grow-height="false" fo:min-height="0.57cm" fo:min-width="3.893cm" style:writing-mode="lr-tb" loext:decorative="false" style:run-through="foreground"/>
      <style:paragraph-properties style:writing-mode="lr-tb"/>
    </style:style>
    <style:style style:name="gr9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1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23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draw:g text:anchor-type="paragraph" draw:z-index="72" draw:name="Forme5" draw:style-name="gr7"><draw:custom-shape draw:style-name="gr8" draw:text-style-name="P68" svg:width="3.964cm" svg:height="0.641cm" draw:transform="skewX (0.00279252680319092) rotate (0.0872664625997165) translate (-0.418041666666667cm -0.047625cm)"><text:p text:style-name="P67"><text:span text:style-name="T51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char" svg:x="0.108cm" svg:y="0.342cm" svg:width="9.135cm" draw:z-index="71"><draw:text-box fo:min-height="3.93cm"><text:section text:style-name="Sect1" text:name="Section11"><text:h text:style-name="P13" text:outline-level="1"><text:span text:style-name="_5f_Caractères_5f_gras"><text:span text:style-name="T9">Simplifie l'expression <text:s/>E =</text:span></text:span><text:span text:style-name="_5f_Caractères"><text:span text:style-name="T9"> </text:span></text:span><text:span text:style-name="_5f_Caractères_5f_gras"><text:span text:style-name="T9">4 + (─11) ─</text:span></text:span><text:span text:style-name="_5f_Caractères"><text:span text:style-name="T9"> </text:span></text:span><text:span text:style-name="_5f_Caractères_5f_gras"><text:span text:style-name="T9">3 puis calcule.</text:span></text:span></text:h><text:h text:style-name="_5f_Paragraphe" text:outline-level="1"><text:span text:style-name="_5f_Numéros_20_second_20_exercices">Correction</text:span></text:h><text:section text:style-name="Sect1" text:name="Section1"><text:h text:style-name="P13" text:outline-level="1"><text:span text:style-name="_5f_Caractères">E = 4 + (─11) ─ 3</text:span></text:h><text:h text:style-name="P13" text:outline-level="1"><text:span text:style-name="_5f_Caractères">E = 4 ─ 11 ─ 3</text:span></text:h><text:h text:style-name="P13" text:outline-level="1"><text:span text:style-name="_5f_Caractères">E = ─7 ─ 3</text:span></text:h><text:h text:style-name="P13" text:outline-level="1"><text:span text:style-name="_5f_Caractères"><text:span text:style-name="T12">E = ─10</text:span></text:span></text:h></text:section></text:section></draw:text-box></draw:frame><text:span text:style-name="_5f_Caractères_5f_gras"/></text:h>
      <text:list text:style-name="_5f_Numérotation_20_des_20_exercices">
        <text:list-item>
          <text:h text:style-name="P62" text:outline-level="1"><text:span text:style-name="_5f_Caractères"><text:span text:style-name="T9">Simplifie les sommes en supprimant les parenthèses et les signes qui ne sont pas nécessaires.</text:span></text:span></text:h>
        </text:list-item>
      </text:list>
      <text:section text:style-name="Sect2" text:name="Section42">
        <text:p text:style-name="P15"><text:span text:style-name="_5f_Caractères"><text:span text:style-name="T10">A = </text:span></text:span><text:span text:style-name="_5f_Caractères">48 + (─45)</text:span></text:p>
        <text:p text:style-name="P15"><text:span text:style-name="_5f_Caractères"><text:span text:style-name="T10">A =</text:span></text:span><text:span text:style-name="_5f_Caractères"> 48  </text:span><text:span text:style-name="_5f_Correction_20_surligné"><text:span text:style-name="T23">−</text:span></text:span><text:span text:style-name="_5f_Caractères"> 45</text:span></text:p>
        <text:p text:style-name="P15"><text:span text:style-name="_5f_Caractères"><text:span text:style-name="T10">B = </text:span></text:span><text:span text:style-name="_5f_Caractères">─14 + (─54) </text:span></text:p>
        <text:p text:style-name="P15"><text:span text:style-name="_5f_Caractères"><text:span text:style-name="T10">B </text:span></text:span><text:span text:style-name="_5f_Caractères">= </text:span><text:span text:style-name="_5f_Caractères"><text:span text:style-name="T14">─</text:span></text:span><text:span text:style-name="_5f_Caractères">14  </text:span><text:span text:style-name="_5f_Correction_20_surligné"><text:span text:style-name="T23">−</text:span></text:span><text:span text:style-name="_5f_pointillés_20_gris"> </text:span><text:span text:style-name="_5f_Caractères">54</text:span></text:p>
        <text:p text:style-name="P15"><text:span text:style-name="_5f_Caractères"><text:span text:style-name="T11">C = </text:span></text:span><text:span text:style-name="_5f_Caractères">─43 + (─41)</text:span><text:bookmark text:name="SwXTextPosition106"/><text:span text:style-name="_5f_Caractères"> </text:span></text:p>
        <text:p text:style-name="P15"><text:span text:style-name="_5f_Caractères"><text:span text:style-name="T11">C </text:span></text:span><text:span text:style-name="_5f_Caractères">= </text:span><text:span text:style-name="_5f_Caractères"><text:span text:style-name="T14">─</text:span></text:span><text:span text:style-name="_5f_pointillés_20_gris"> </text:span><text:span text:style-name="_5f_Caractères">43  </text:span><text:span text:style-name="_5f_Correction_20_surligné"><text:span text:style-name="T23">−</text:span></text:span><text:span text:style-name="_5f_Caractères"> </text:span><text:span text:style-name="_5f_Caractères"><text:span text:style-name="T27">4</text:span></text:span><text:span text:style-name="_5f_Caractères">1</text:span></text:p>
        <text:p text:style-name="P15"><text:span text:style-name="_5f_Caractères"><text:span text:style-name="T11">D = </text:span></text:span><text:span text:style-name="_5f_Caractères">27 + (─90)</text:span></text:p>
        <text:p text:style-name="P15"><text:span text:style-name="_5f_Caractères"><text:span text:style-name="T11">D</text:span></text:span><text:span text:style-name="_5f_Caractères"> =  27  </text:span><text:span text:style-name="_5f_Correction_20_surligné"><text:span text:style-name="T23">−</text:span></text:span><text:span text:style-name="_5f_Caractères"> 90</text:span></text:p>
        <text:h text:style-name="P14" text:outline-level="1"><text:span text:style-name="_5f_Caractères"/></text:h>
        <text:h text:style-name="P14" text:outline-level="1"><text:span text:style-name="_5f_Caractères"/></text:h>
        <text:p text:style-name="P15"><text:span text:style-name="_5f_Caractères"><text:span text:style-name="T11">E = </text:span></text:span><text:span text:style-name="_5f_Caractères">─21 + (─11)</text:span></text:p>
        <text:p text:style-name="P15"><text:span text:style-name="_5f_Caractères"><text:span text:style-name="T11">E </text:span></text:span><text:span text:style-name="_5f_Caractères">= </text:span><text:span text:style-name="_5f_Caractères"><text:span text:style-name="T14">─</text:span></text:span><text:span text:style-name="_5f_Caractères"><text:span text:style-name="T16">21</text:span></text:span><text:span text:style-name="_5f_Caractères"><text:span text:style-name="T14"> </text:span></text:span><text:span text:style-name="_5f_Correction_20_surligné"><text:span text:style-name="T23">−</text:span></text:span><text:span text:style-name="_5f_pointillés_20_gris"><text:span text:style-name="T14"> </text:span></text:span><text:span text:style-name="_5f_Caractères"><text:span text:style-name="T16">11</text:span></text:span></text:p>
        <text:p text:style-name="P15"><text:span text:style-name="_5f_Caractères"><text:span text:style-name="T11">F = </text:span></text:span><text:span text:style-name="_5f_Caractères">─10 +  (─15)</text:span></text:p>
        <text:p text:style-name="P15"><text:span text:style-name="_5f_Caractères"><text:span text:style-name="T11">F = </text:span></text:span><text:span text:style-name="_5f_Caractères"><text:span text:style-name="T15">─</text:span></text:span><text:span text:style-name="_5f_Caractères"><text:span text:style-name="T16">10</text:span></text:span><text:span text:style-name="_5f_Caractères"><text:span text:style-name="T15">  </text:span></text:span><text:span text:style-name="_5f_Correction_20_surligné"><text:span text:style-name="T24">−</text:span></text:span><text:span text:style-name="_5f_pointillés_20_gris"><text:span text:style-name="T15"> </text:span></text:span><text:span text:style-name="_5f_Caractères"><text:span text:style-name="T16">15</text:span></text:span></text:p>
        <text:p text:style-name="P15"><text:span text:style-name="_5f_Caractères"><text:span text:style-name="T11">G = </text:span></text:span><text:span text:style-name="_5f_Caractères">10 +  (─15)</text:span></text:p>
        <text:p text:style-name="P15"><text:span text:style-name="_5f_Caractères"><text:span text:style-name="T11">G = </text:span></text:span><text:span text:style-name="_5f_Caractères"><text:span text:style-name="T16">10</text:span></text:span><text:span text:style-name="_5f_Caractères"><text:span text:style-name="T15">  </text:span></text:span><text:span text:style-name="_5f_Correction_20_surligné"><text:span text:style-name="T24">−</text:span></text:span><text:span text:style-name="_5f_pointillés_20_gris"><text:span text:style-name="T15"> </text:span></text:span><text:span text:style-name="_5f_Caractères"><text:span text:style-name="T16">15</text:span></text:span></text:p>
        <text:p text:style-name="P15"><text:span text:style-name="_5f_Caractères"><text:span text:style-name="T11">H = </text:span></text:span><text:span text:style-name="_5f_Caractères">─40 +  (─31)</text:span></text:p>
        <text:p text:style-name="P15"><text:span text:style-name="_5f_Caractères"><text:span text:style-name="T11">H = </text:span></text:span><text:span text:style-name="_5f_Caractères"><text:span text:style-name="T15">─</text:span></text:span><text:span text:style-name="_5f_Caractères"><text:span text:style-name="T16">40</text:span></text:span><text:span text:style-name="_5f_Caractères"><text:span text:style-name="T15">  </text:span></text:span><text:span text:style-name="_5f_Correction_20_surligné"><text:span text:style-name="T24">−</text:span></text:span><text:span text:style-name="_5f_Caractères"><text:span text:style-name="T15"> </text:span></text:span><text:span text:style-name="_5f_Caractères"><text:span text:style-name="T16">31</text:span></text:span></text:p>
        <text:p text:style-name="P15"><text:span text:style-name="_5f_Caractères"><text:span text:style-name="T11">I = </text:span></text:span><text:span text:style-name="_5f_Caractères">─5 + (─46)</text:span></text:p>
        <text:p text:style-name="P15"><text:span text:style-name="_5f_Caractères"><text:span text:style-name="T11">I = </text:span></text:span><text:span text:style-name="_5f_Caractères"><text:span text:style-name="T15">─</text:span></text:span><text:span text:style-name="_5f_Caractères"><text:span text:style-name="T16">5</text:span></text:span><text:span text:style-name="_5f_Caractères"><text:span text:style-name="T15">  </text:span></text:span><text:span text:style-name="_5f_Correction_20_surligné"><text:span text:style-name="T24">−</text:span></text:span><text:span text:style-name="_5f_Caractères"><text:span text:style-name="T15"> </text:span></text:span><text:span text:style-name="_5f_Caractères"><text:span text:style-name="T16">46</text:span></text:span></text:p>
      </text:section>
      <text:list text:continue-numbering="true" text:style-name="_5f_Numérotation_20_des_20_exercices">
        <text:list-item>
          <text:h text:style-name="P62" text:outline-level="1"><text:span text:style-name="_5f_Caractères">Dans chaque expression, transforme la (ou les) soustraction(s) en addition(s) et supprime les parenthèses et les signes qui ne sont pas nécessaires.</text:span></text:h>
        </text:list-item>
      </text:list>
      <text:section text:style-name="Sect3" text:name="Section43">
        <text:h text:style-name="P14" text:outline-level="1"><text:span text:style-name="_5f_Caractères">A = ─8 ─ (─13)</text:span></text:h>
        <text:p text:style-name="P15"><text:span text:style-name="_5f_Caractères">A = </text:span><text:span text:style-name="_5f_Caractères"><text:span text:style-name="T15">─</text:span></text:span><text:span text:style-name="_5f_Caractères">8 + 13</text:span></text:p>
        <text:p text:style-name="P15"><text:span text:style-name="_5f_Caractères">A = </text:span><text:span text:style-name="_5f_pointillés_20_gris"><text:s/></text:span><text:span text:style-name="_5f_Caractères"><text:span text:style-name="T16">5</text:span></text:span></text:p>
        <text:h text:style-name="P14" text:outline-level="1"><text:span text:style-name="_5f_Caractères">B = 5 ─ (─4)</text:span></text:h>
        <text:p text:style-name="P15"><text:span text:style-name="_5f_Caractères">B = 5 + </text:span><text:span text:style-name="_5f_pointillés_20_gris"> </text:span><text:span text:style-name="_5f_Caractères">4</text:span></text:p>
        <text:p text:style-name="P15"><text:span text:style-name="_5f_Caractères">B = </text:span><text:span text:style-name="_5f_Caractères"><text:span text:style-name="T17">9</text:span></text:span></text:p>
        <text:h text:style-name="P14" text:outline-level="1"><text:span text:style-name="_5f_Caractères">C = ─26 ─ 2</text:span></text:h>
        <text:p text:style-name="P15"><text:span text:style-name="_5f_Caractères">C = </text:span><text:span text:style-name="_5f_Caractères"><text:span text:style-name="T14">─2</text:span></text:span><text:span text:style-name="_5f_Caractères"><text:span text:style-name="T17">6 + (</text:span></text:span><text:span text:style-name="_5f_Caractères"><text:span text:style-name="T15">─</text:span></text:span><text:span text:style-name="_5f_Caractères"><text:span text:style-name="T17">2)</text:span></text:span></text:p>
        <text:p text:style-name="P15"><text:span text:style-name="_5f_Caractères">C = </text:span><text:span text:style-name="_5f_Caractères"><text:span text:style-name="T14">─2</text:span></text:span><text:span text:style-name="_5f_Caractères"><text:span text:style-name="T17">8</text:span></text:span></text:p>
        <text:h text:style-name="P14" text:outline-level="1"><text:span text:style-name="_5f_Caractères">D = ─2 ─ 5 ─ (─4)</text:span></text:h>
        <text:p text:style-name="P15"><text:span text:style-name="_5f_Caractères">D = </text:span><text:span text:style-name="_5f_Caractères"><text:span text:style-name="T14">─2</text:span></text:span><text:span text:style-name="_5f_Caractères"><text:span text:style-name="T17"> + (</text:span></text:span><text:span text:style-name="_5f_Caractères"><text:span text:style-name="T15">─</text:span></text:span><text:span text:style-name="_5f_Caractères"><text:span text:style-name="T17">5) + 4</text:span></text:span></text:p>
        <text:p text:style-name="P15"><text:span text:style-name="_5f_Caractères">D = </text:span><text:span text:style-name="_5f_Caractères"><text:span text:style-name="T14">─</text:span></text:span><text:span text:style-name="_5f_Caractères"><text:span text:style-name="T17">3</text:span></text:span></text:p>
      </text:section>
      <text:list text:continue-numbering="true" text:style-name="_5f_Numérotation_20_des_20_exercices">
        <text:list-item>
          <text:h text:style-name="P63" text:outline-level="1"><text:span text:style-name="_5f_Caractères">Pour chaque expression, effectue le calcul :</text:span></text:h>
        </text:list-item>
      </text:list>
      <text:section text:style-name="Sect3" text:name="Section45">
        <text:p text:style-name="P15"><text:span text:style-name="_5f_Caractères">E = ─5 ─ 6 + 13</text:span></text:p>
        <text:p text:style-name="P15"><text:span text:style-name="_5f_Caractères">E = </text:span><text:span text:style-name="_5f_Caractères"><text:span text:style-name="T15">─</text:span></text:span><text:span text:style-name="_5f_Caractères"><text:span text:style-name="T17">11</text:span></text:span><text:span text:style-name="_5f_pointillés_20_gris"> </text:span><text:span text:style-name="_5f_Caractères">+ 13</text:span></text:p>
        <text:p text:style-name="P15"><text:span text:style-name="_5f_Caractères">E = </text:span><text:span text:style-name="_5f_Caractères"><text:span text:style-name="T17">2</text:span></text:span></text:p>
        <text:p text:style-name="P15"><text:span text:style-name="_5f_Caractères">F = ─2 + 12 ─ 14</text:span></text:p>
        <text:p text:style-name="P15"><text:span text:style-name="_5f_Caractères">F = </text:span><text:span text:style-name="_5f_Caractères"><text:span text:style-name="T17">10</text:span></text:span><text:span text:style-name="_5f_pointillés_20_gris"> </text:span><text:span text:style-name="_5f_Caractères">─ 14</text:span></text:p>
        <text:p text:style-name="P15"><text:span text:style-name="_5f_Caractères">F = </text:span><text:span text:style-name="_5f_Caractères"><text:span text:style-name="T15">─</text:span></text:span><text:span text:style-name="_5f_Caractères"><text:span text:style-name="T17">4</text:span></text:span></text:p>
        <text:p text:style-name="P15"><text:span text:style-name="_5f_Caractères">G = 27 ─ 13 ─ 15</text:span></text:p>
        <text:p text:style-name="P15"><text:span text:style-name="_5f_Caractères">G = </text:span><text:span text:style-name="_5f_Caractères"><text:span text:style-name="T17">14</text:span></text:span><text:span text:style-name="_5f_Caractères"><text:span text:style-name="T15">  </text:span></text:span><text:span text:style-name="_5f_Correction_20_surligné"><text:span text:style-name="T24">−</text:span></text:span><text:span text:style-name="_5f_Caractères"><text:span text:style-name="T15"> </text:span></text:span><text:span text:style-name="_5f_Caractères"><text:span text:style-name="T17">15</text:span></text:span></text:p>
        <text:p text:style-name="P15"><text:span text:style-name="_5f_Caractères">G = </text:span><text:span text:style-name="_5f_Caractères"><text:span text:style-name="T15">─</text:span></text:span><text:span text:style-name="_5f_Caractères"><text:span text:style-name="T17">1</text:span></text:span></text:p>
        <text:p text:style-name="P15"><text:span text:style-name="_5f_Caractères">H = 7,8 ─ 8,9 ─ 2,3</text:span></text:p>
        <text:p text:style-name="P15"><text:span text:style-name="_5f_Caractères">H = </text:span><text:span text:style-name="_5f_Caractères"><text:span text:style-name="T15">─</text:span></text:span><text:span text:style-name="_5f_Caractères"><text:span text:style-name="T17">1</text:span></text:span><text:span text:style-name="_5f_Caractères"><text:span text:style-name="T16">,</text:span></text:span><text:span text:style-name="_5f_Caractères"><text:span text:style-name="T17">1</text:span></text:span><text:span text:style-name="_5f_Caractères"><text:span text:style-name="T15">  </text:span></text:span><text:span text:style-name="_5f_Correction_20_surligné"><text:span text:style-name="T24">−</text:span></text:span><text:span text:style-name="_5f_Caractères"><text:span text:style-name="T15"> </text:span></text:span><text:span text:style-name="_5f_Caractères"><text:span text:style-name="T17">2,3</text:span></text:span></text:p>
        <text:p text:style-name="P15"><text:span text:style-name="_5f_Caractères">H = </text:span><text:span text:style-name="_5f_Caractères"><text:span text:style-name="T15">─</text:span></text:span><text:span text:style-name="_5f_Caractères"><text:span text:style-name="T17">3,4</text:span></text:span></text:p>
      </text:section>
      <text:list text:continue-numbering="true" text:style-name="_5f_Numérotation_20_des_20_exercices">
        <text:list-item>
          <text:h text:style-name="P62" text:outline-level="1"><text:span text:style-name="_5f_Caractères">Complète le tableau.</text:span></text:h>
        </text:list-item>
      </text:list>
      <table:table table:name="Tableau26" table:style-name="Tableau26">
        <table:table-column table:style-name="Tableau26.A"/>
        <table:table-column table:style-name="Tableau26.B"/>
        <table:table-column table:style-name="Tableau26.C"/>
        <table:table-row>
          <table:table-cell table:style-name="Tableau26.A1" office:value-type="string">
            <text:h text:style-name="_5f_Tableau_5f_Centré_5f_Gras" text:outline-level="1"><text:span text:style-name="_5f_Caractères"/></text:h>
          </table:table-cell>
          <table:table-cell table:style-name="Tableau26.B1" office:value-type="string">
            <text:h text:style-name="_5f_Tableau_5f_Centré_5f_Gras" text:outline-level="1"><text:span text:style-name="_5f_Caractères">Écriture avec parenthèses</text:span></text:h>
          </table:table-cell>
          <table:table-cell table:style-name="Tableau26.C1" office:value-type="string">
            <text:h text:style-name="_5f_Tableau_5f_Centré_5f_Gras" text:outline-level="1"><text:span text:style-name="_5f_Caractères">Écriture simplifiée</text:span></text:h>
          </table:table-cell>
        </table:table-row>
        <table:table-row table:style-name="Tableau26.2">
          <table:table-cell table:style-name="Tableau2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5"><text:span text:style-name="_5f_Caractères"/></text:p>
                  </text:list-item>
                </text:list>
              </text:list-item>
            </text:list>
          </table:table-cell>
          <table:table-cell table:style-name="Tableau26.B2" office:value-type="string">
            <text:h text:style-name="P59" text:outline-level="1"><text:span text:style-name="_5f_Caractères">─3 ─ 6 + (─5)</text:span></text:h>
          </table:table-cell>
          <table:table-cell table:style-name="Tableau26.C2" office:value-type="string">
            <text:h text:style-name="P58" text:outline-level="1"><text:span text:style-name="_5f_Caractères"><text:span text:style-name="T18">─</text:span></text:span><text:span text:style-name="_5f_Caractères"><text:span text:style-name="T19">3</text:span></text:span><text:span text:style-name="_5f_Caractères"><text:span text:style-name="T18">  </text:span></text:span><text:span text:style-name="_5f_Correction_20_surligné"><text:span text:style-name="T26">−</text:span></text:span><text:span text:style-name="_5f_pointillés_20_gris"><text:span text:style-name="T18"> </text:span></text:span><text:span text:style-name="_5f_Caractères"><text:span text:style-name="T19">6  </text:span></text:span><text:span text:style-name="_5f_Correction_20_surligné"><text:span text:style-name="T25">−</text:span></text:span><text:span text:style-name="_5f_pointillés_20_gris"><text:span text:style-name="T19"> </text:span></text:span><text:span text:style-name="_5f_Caractères"><text:span text:style-name="T19">5</text:span></text:span></text:h>
          </table:table-cell>
        </table:table-row>
        <table:table-row table:style-name="Tableau26.2">
          <table:table-cell table:style-name="Tableau2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5"><text:span text:style-name="_5f_Caractères"/></text:p>
                  </text:list-item>
                </text:list>
              </text:list-item>
            </text:list>
          </table:table-cell>
          <table:table-cell table:style-name="Tableau26.B3" office:value-type="string">
            <text:h text:style-name="P57" text:outline-level="1"><text:span text:style-name="_5f_Caractères">6 + (─7) ─ 3 ─ (─5)</text:span></text:h>
          </table:table-cell>
          <table:table-cell table:style-name="Tableau26.C3" office:value-type="string">
            <text:h text:style-name="P56" text:outline-level="1"><text:span text:style-name="_5f_Caractères"><text:span text:style-name="T19">6</text:span></text:span><text:span text:style-name="_5f_Caractères"><text:span text:style-name="T18">  </text:span></text:span><text:span text:style-name="_5f_Correction_20_surligné"><text:span text:style-name="T26">−</text:span></text:span><text:span text:style-name="_5f_pointillés_20_gris"><text:span text:style-name="T18"> </text:span></text:span><text:span text:style-name="_5f_pointillés_20_gris"><text:span text:style-name="T30">7</text:span></text:span><text:span text:style-name="_5f_Caractères"><text:span text:style-name="T19">  </text:span></text:span><text:span text:style-name="_5f_Correction_20_surligné"><text:span text:style-name="T25">−</text:span></text:span><text:span text:style-name="_5f_pointillés_20_gris"><text:span text:style-name="T19"> </text:span></text:span><text:span text:style-name="_5f_Caractères"><text:span text:style-name="T19">3 </text:span></text:span><text:span text:style-name="_5f_Caractères"><text:span text:style-name="T17">+ </text:span></text:span><text:span text:style-name="_5f_Caractères"><text:span text:style-name="T19">5</text:span></text:span></text:h>
          </table:table-cell>
        </table:table-row>
        <table:table-row table:style-name="Tableau26.2">
          <table:table-cell table:style-name="Tableau2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5"><text:span text:style-name="_5f_Caractères"/></text:p>
                  </text:list-item>
                </text:list>
              </text:list-item>
            </text:list>
          </table:table-cell>
          <table:table-cell table:style-name="Tableau26.B4" office:value-type="string">
            <text:p text:style-name="P47"><text:span text:style-name="_5f_Caractères"><text:span text:style-name="T28">12 </text:span></text:span><text:span text:style-name="_5f_Caractères"><text:span text:style-name="T29">+ </text:span></text:span><text:span text:style-name="_5f_Caractères"><text:span text:style-name="T30">(</text:span></text:span><text:span text:style-name="_5f_Caractères"><text:span text:style-name="T28">─3</text:span></text:span><text:span text:style-name="_5f_Caractères"><text:span text:style-name="T30">) </text:span></text:span><text:span text:style-name="_5f_Correction_20_surligné"><text:span text:style-name="T25">−</text:span></text:span><text:span text:style-name="_5f_Caractères"><text:span text:style-name="T30"> (─</text:span></text:span><text:span text:style-name="_5f_Caractères"><text:span text:style-name="T28">8</text:span></text:span><text:span text:style-name="_5f_Caractères"><text:span text:style-name="T30">) </text:span></text:span><text:span text:style-name="_5f_Caractères"><text:span text:style-name="T28"> </text:span></text:span><text:span text:style-name="_5f_Caractères"><text:span text:style-name="T29">+ </text:span></text:span><text:span text:style-name="_5f_Caractères"><text:span text:style-name="T30">(</text:span></text:span><text:span text:style-name="_5f_Caractères"><text:span text:style-name="T28">─</text:span></text:span><text:span text:style-name="_5f_Caractères"><text:span text:style-name="T30">7)</text:span></text:span></text:p>
          </table:table-cell>
          <table:table-cell table:style-name="Tableau26.C4" office:value-type="string">
            <text:p text:style-name="P48"><text:span text:style-name="_5f_Caractères">12 ─ 3 + 8 ─ 7</text:span></text:p>
          </table:table-cell>
        </table:table-row>
        <table:table-row table:style-name="Tableau26.2">
          <table:table-cell table:style-name="Tableau2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5"><text:span text:style-name="_5f_Caractères"/></text:p>
                  </text:list-item>
                </text:list>
              </text:list-item>
            </text:list>
          </table:table-cell>
          <table:table-cell table:style-name="Tableau26.B5" office:value-type="string">
            <text:p text:style-name="P49"><text:span text:style-name="_5f_Caractères"><text:span text:style-name="T39">─</text:span></text:span><text:span text:style-name="_5f_Caractères"><text:span text:style-name="T40">6</text:span></text:span><text:span text:style-name="_5f_Caractères"><text:span text:style-name="T39"> </text:span></text:span><text:span text:style-name="_5f_Caractères"><text:span text:style-name="T41">+ </text:span></text:span><text:span text:style-name="_5f_Caractères"><text:span text:style-name="T40">(</text:span></text:span><text:span text:style-name="_5f_Caractères"><text:span text:style-name="T39">─</text:span></text:span><text:span text:style-name="_5f_Caractères"><text:span text:style-name="T40">8) </text:span></text:span><text:span text:style-name="_5f_Caractères"><text:span text:style-name="T39"> </text:span></text:span><text:span text:style-name="_5f_Correction_20_surligné"><text:span text:style-name="T49">−</text:span></text:span><text:span text:style-name="_5f_Caractères"><text:span text:style-name="T40"> (─5) </text:span></text:span><text:span text:style-name="_5f_Caractères"><text:span text:style-name="T39"> </text:span></text:span><text:span text:style-name="_5f_Caractères"><text:span text:style-name="T41">+ </text:span></text:span><text:span text:style-name="_5f_Caractères"><text:span text:style-name="T40">(─13)</text:span></text:span></text:p>
          </table:table-cell>
          <table:table-cell table:style-name="Tableau26.C5" office:value-type="string">
            <text:p text:style-name="P50"><text:span text:style-name="_5f_Caractères"><text:span text:style-name="T43">─6 ─ 8 + 5 ─ 13</text:span></text:span></text:p>
          </table:table-cell>
        </table:table-row>
        <table:table-row table:style-name="Tableau26.2">
          <table:table-cell table:style-name="Tableau2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5"><text:span text:style-name="_5f_Caractères"/></text:p>
                  </text:list-item>
                </text:list>
              </text:list-item>
            </text:list>
          </table:table-cell>
          <table:table-cell table:style-name="Tableau26.B6" office:value-type="string">
            <text:p text:style-name="P51"><text:span text:style-name="_5f_Caractères"><text:span text:style-name="T28">─</text:span></text:span><text:span text:style-name="_5f_Caractères"><text:span text:style-name="T30">7</text:span></text:span><text:span text:style-name="_5f_Caractères"><text:span text:style-name="T28"> </text:span></text:span><text:span text:style-name="_5f_Caractères"><text:span text:style-name="T29">+ </text:span></text:span><text:span text:style-name="_5f_Caractères"><text:span text:style-name="T30">(</text:span></text:span><text:span text:style-name="_5f_Caractères"><text:span text:style-name="T28">─</text:span></text:span><text:span text:style-name="_5f_Caractères"><text:span text:style-name="T30">2) </text:span></text:span><text:span text:style-name="_5f_Caractères"><text:span text:style-name="T28"> </text:span></text:span><text:span text:style-name="_5f_Caractères"><text:span text:style-name="T29">+</text:span></text:span><text:span text:style-name="_5f_Caractères"><text:span text:style-name="T30"> (─9) </text:span></text:span><text:span text:style-name="_5f_Correction_20_surligné"><text:span text:style-name="T25">−</text:span></text:span><text:span text:style-name="_5f_Caractères"><text:span text:style-name="T29"> </text:span></text:span><text:span text:style-name="_5f_Caractères"><text:span text:style-name="T30">(─8)</text:span></text:span></text:p>
          </table:table-cell>
          <table:table-cell table:style-name="Tableau26.C6" office:value-type="string">
            <text:p text:style-name="P52"><text:span text:style-name="_5f_Caractères">─7 ─ 2 ─ 9 + 8</text:span></text:p>
          </table:table-cell>
        </table:table-row>
        <table:table-row table:style-name="Tableau26.2">
          <table:table-cell table:style-name="Tableau2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5"><text:span text:style-name="_5f_Caractères"/></text:p>
                  </text:list-item>
                </text:list>
              </text:list-item>
            </text:list>
          </table:table-cell>
          <table:table-cell table:style-name="Tableau26.B7" office:value-type="string">
            <text:h text:style-name="P61" text:outline-level="1"><text:span text:style-name="_5f_Caractères">─5 ─ (─8) + 13 ─ 7</text:span></text:h>
          </table:table-cell>
          <table:table-cell table:style-name="Tableau26.C7" office:value-type="string">
            <text:h text:style-name="P60" text:outline-level="1"><text:span text:style-name="_5f_Caractères"><text:span text:style-name="T18">─</text:span></text:span><text:span text:style-name="_5f_Caractères"><text:span text:style-name="T19">5 </text:span></text:span><text:span text:style-name="_5f_Caractères"><text:span text:style-name="T17">+ </text:span></text:span><text:span text:style-name="_5f_Caractères"><text:span text:style-name="T19">8 </text:span></text:span><text:span text:style-name="_5f_Caractères"><text:span text:style-name="T17">+ </text:span></text:span><text:span text:style-name="_5f_Caractères"><text:span text:style-name="T19">13  </text:span></text:span><text:span text:style-name="_5f_Correction_20_surligné"><text:span text:style-name="T25">−</text:span></text:span><text:span text:style-name="_5f_pointillés_20_gris"><text:span text:style-name="T19"> </text:span></text:span><text:span text:style-name="_5f_pointillés_20_gris"><text:span text:style-name="T30">7</text:span></text:span></text:h>
          </table:table-cell>
        </table:table-row>
        <table:table-row table:style-name="Tableau26.2">
          <table:table-cell table:style-name="Tableau26.A1" office:value-type="string">
            <text:list text:continue-numbering="true" text:style-name="_5f_Numérotation_20_des_20_exercices">
              <text:list-item>
                <text:list>
                  <text:list-item>
                    <text:p text:style-name="P55"><text:span text:style-name="_5f_Caractères"/></text:p>
                  </text:list-item>
                </text:list>
              </text:list-item>
            </text:list>
          </table:table-cell>
          <table:table-cell table:style-name="Tableau26.B8" office:value-type="string">
            <text:p text:style-name="P53"><text:span text:style-name="_5f_Caractères"><text:span text:style-name="T30">9</text:span></text:span><text:span text:style-name="_5f_Caractères"><text:span text:style-name="T28"> </text:span></text:span><text:span text:style-name="_5f_Caractères"><text:span text:style-name="T29">+ </text:span></text:span><text:span text:style-name="_5f_Caractères"><text:span text:style-name="T30">(</text:span></text:span><text:span text:style-name="_5f_Caractères"><text:span text:style-name="T28">─</text:span></text:span><text:span text:style-name="_5f_Caractères"><text:span text:style-name="T30">12) </text:span></text:span><text:span text:style-name="_5f_Correction_20_surligné"><text:span text:style-name="T25">−</text:span></text:span><text:span text:style-name="_5f_Caractères"><text:span text:style-name="T30"> (─13) </text:span></text:span><text:span text:style-name="_5f_Caractères"><text:span text:style-name="T28"> </text:span></text:span><text:span text:style-name="_5f_Caractères"><text:span text:style-name="T29">+ </text:span></text:span><text:span text:style-name="_5f_Caractères"><text:span text:style-name="T30">6</text:span></text:span><text:span text:style-name="_5f_Correction_20_surligné"><text:span text:style-name="T25">− </text:span></text:span><text:span text:style-name="_5f_Caractères"><text:span text:style-name="T30">3</text:span></text:span></text:p>
          </table:table-cell>
          <table:table-cell table:style-name="Tableau26.C8" office:value-type="string">
            <text:p text:style-name="P54"><text:span text:style-name="_5f_Caractères">9 ─ 12 + 13 +6 ─ 3</text:span></text:p>
          </table:table-cell>
        </table:table-row>
      </table:table>
      <text:list text:continue-numbering="true" text:style-name="_5f_Numérotation_20_des_20_exercices">
        <text:list-item>
          <text:h text:style-name="P62" text:outline-level="1"><text:span text:style-name="_5f_Caractères">Pour chaque expression, regroupe astucieusement puis calcule.</text:span></text:h>
        </text:list-item>
      </text:list>
      <text:section text:style-name="Sect1" text:name="Section47">
        <text:p text:style-name="_5f_Paragraphe_5f_Réponse_5f_Elève"><text:span text:style-name="_5f_Caractères">P = 18 ─ 7 + 9 ─ 18 ─ 9 + 7</text:span></text:p>
        <text:p text:style-name="P15"><text:span text:style-name="_5f_Caractères">P = 18  ─</text:span><text:span text:style-name="_5f_Caractères"><text:span text:style-name="T42"> </text:span></text:span><text:span text:style-name="_5f_Caractères"><text:span text:style-name="T17">1</text:span></text:span><text:span text:style-name="_5f_Caractères"><text:span text:style-name="T20">8</text:span></text:span><text:span text:style-name="_5f_pointillés_20_gris"> </text:span><text:span text:style-name="_5f_Caractères">─ 7 + </text:span><text:span text:style-name="_5f_Caractères"><text:span text:style-name="T20">7</text:span></text:span><text:span text:style-name="_5f_pointillés_20_gris">  </text:span><text:span text:style-name="_5f_Caractères">+  9 ─  </text:span><text:span text:style-name="_5f_Caractères"><text:span text:style-name="T20">9</text:span></text:span></text:p>
        <text:p text:style-name="P15"><text:span text:style-name="_5f_Caractères">P = </text:span><text:span text:style-name="_5f_Caractères"><text:span text:style-name="T17">0</text:span></text:span></text:p>
        <text:p text:style-name="P15"><text:span text:style-name="_5f_Caractères">Q = ─3 + 24 ─ 17 + 6</text:span></text:p>
        <text:p text:style-name="P15"><text:span text:style-name="_5f_Caractères">Q = </text:span><text:span text:style-name="_5f_Caractères"><text:span text:style-name="T14">─3 ─ 17 + 24 + 6</text:span></text:span></text:p>
        <text:p text:style-name="P15"><text:span text:style-name="_5f_Caractères">Q = </text:span><text:span text:style-name="_5f_Caractères"><text:span text:style-name="T14">─</text:span></text:span><text:span text:style-name="_5f_Caractères"><text:span text:style-name="T20">20</text:span></text:span><text:span text:style-name="_5f_Caractères"><text:span text:style-name="T14"> + </text:span></text:span><text:span text:style-name="_5f_Caractères"><text:span text:style-name="T20">30</text:span></text:span></text:p>
        <text:p text:style-name="P15"><text:span text:style-name="_5f_Caractères">Q = </text:span><text:span text:style-name="_5f_Caractères"><text:span text:style-name="T20">10</text:span></text:span></text:p>
        <text:p text:style-name="P15"><text:span text:style-name="_5f_Caractères">R = 14 ─ 4 + 8 ─ 8 + 7</text:span></text:p>
        <text:p text:style-name="P15"><text:span text:style-name="_5f_Caractères">R = </text:span><text:span text:style-name="_5f_Caractères"><text:span text:style-name="T22">10</text:span></text:span><text:span text:style-name="_5f_Caractères"><text:span text:style-name="T14"> + </text:span></text:span><text:span text:style-name="_5f_Caractères"><text:span text:style-name="T22">7</text:span></text:span></text:p>
        <text:p text:style-name="P15"><text:span text:style-name="_5f_Caractères">R = </text:span><text:span text:style-name="_5f_pointillés_20_gris"><text:s/></text:span><text:span text:style-name="_5f_Caractères"><text:span text:style-name="T22">17</text:span></text:span></text:p>
        <text:p text:style-name="P15"><text:span text:style-name="_5f_Caractères">S = 13,36 + 4 + 6 ─ 3,36</text:span></text:p>
        <text:p text:style-name="P15"><text:span text:style-name="_5f_Caractères">S = </text:span><text:span text:style-name="_5f_Caractères"><text:span text:style-name="T14">13,36 </text:span></text:span><text:span text:style-name="_5f_Correction_20_surligné"><text:span text:style-name="T23">−</text:span></text:span><text:span text:style-name="_5f_Caractères"><text:span text:style-name="T14"> 3,36 + 4 + 6</text:span></text:span></text:p>
        <text:p text:style-name="P15"><text:span text:style-name="_5f_Caractères">S = </text:span><text:span text:style-name="_5f_Caractères"><text:span text:style-name="T14">1</text:span></text:span><text:span text:style-name="_5f_Caractères"><text:span text:style-name="T22">0</text:span></text:span><text:span text:style-name="_5f_Caractères"><text:span text:style-name="T14"> + </text:span></text:span><text:span text:style-name="_5f_Caractères"><text:span text:style-name="T22">10</text:span></text:span></text:p>
        <text:p text:style-name="P15"><text:span text:style-name="_5f_Caractères">S = </text:span><text:span text:style-name="_5f_pointillés_20_gris"><text:s/></text:span><text:span text:style-name="_5f_Caractères"><text:span text:style-name="T20">20</text:span></text:span></text:p>
        <text:p text:style-name="P15"><text:span text:style-name="_5f_Caractères">T = 6,4 + 11,95 ─ 3,4 + 0,05</text:span></text:p>
        <text:p text:style-name="P15"><text:span text:style-name="_5f_Caractères">T = </text:span><text:span text:style-name="_5f_Caractères"><text:span text:style-name="T14">6,4 </text:span></text:span><text:span text:style-name="_5f_Correction_20_surligné"><text:span text:style-name="T23">−</text:span></text:span><text:span text:style-name="_5f_Caractères"><text:span text:style-name="T14"> 3,4 + 11,95 + 0,05</text:span></text:span></text:p>
        <text:p text:style-name="P15"><text:span text:style-name="_5f_Caractères">T = </text:span><text:span text:style-name="_5f_Caractères"><text:span text:style-name="T14">3 + 1</text:span></text:span><text:span text:style-name="_5f_Caractères"><text:span text:style-name="T22">2</text:span></text:span></text:p>
        <text:p text:style-name="P15"><text:span text:style-name="_5f_Caractères">T = </text:span><text:span text:style-name="_5f_Caractères"><text:span text:style-name="T14">1</text:span></text:span><text:span text:style-name="_5f_Caractères"><text:span text:style-name="T22">5</text:span></text:span></text:p>
        <text:p text:style-name="P15"><text:span text:style-name="_5f_Caractères">U = 108,23 + 4,6 ─ 0,6 + 1,77</text:span></text:p>
        <text:p text:style-name="P15"><text:span text:style-name="_5f_Caractères">U = </text:span><text:span text:style-name="_5f_Caractères"><text:span text:style-name="T14">108,23 + 1,77 + 4,6 </text:span></text:span><text:span text:style-name="_5f_Correction_20_surligné"><text:span text:style-name="T23">−</text:span></text:span><text:span text:style-name="_5f_Caractères"><text:span text:style-name="T14"> 0,6</text:span></text:span></text:p>
        <text:p text:style-name="P15"><text:span text:style-name="_5f_Caractères">U = </text:span><text:span text:style-name="_5f_Caractères"><text:span text:style-name="T14">1</text:span></text:span><text:span text:style-name="_5f_Caractères"><text:span text:style-name="T21">1</text:span></text:span><text:span text:style-name="_5f_Caractères"><text:span text:style-name="T14">0 + 4</text:span></text:span></text:p>
        <text:p text:style-name="P15"><text:span text:style-name="_5f_Caractères">U = </text:span><text:span text:style-name="_5f_Caractères"><text:span text:style-name="T14">1</text:span></text:span><text:span text:style-name="_5f_Caractères"><text:span text:style-name="T21">14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Frame_20_contents" style:display-name="Frame contents" style:family="paragraph" style:parent-style-name="Text_20_body" style:class="extra"/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Paragraphe_5f_Réponse_5f_Elève_5f_Fraction" style:display-name="_Paragraphe_Réponse_Elève_Fraction" style:family="paragraph" style:parent-style-name="_5f_STYLES_5f_PARAGRAPHES_5f_SESAMATH"/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Numbering_20_Symbols" style:display-name="Numbering Symbols" style:family="text"/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Definition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Caption_20_characters" style:display-name="Caption characters" style:family="text"/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_5f_Correction_20_surligné" style:display-name="_Correction surligné" style:family="text">
      <style:text-properties fo:color="#000000" loext:opacity="100%" style:font-name="Bitstream Vera Sans5" fo:font-family="'Bitstream Vera Sans'" style:font-style-name="Oblique" style:font-family-generic="swiss" style:font-pitch="variable" fo:font-size="10pt" fo:font-style="normal" fo:background-color="#ffff00" style:font-name-asian="Bitstream Vera Sans5" style:font-family-asian="'Bitstream Vera Sans'" style:font-style-name-asian="Oblique" style:font-family-generic-asian="swiss" style:font-pitch-asian="variable" style:font-name-complex="Bitstream Vera Sans5" style:font-family-complex="'Bitstream Vera Sans'" style:font-style-name-complex="Oblique" style:font-family-generic-complex="swiss" style:font-pitch-complex="variabl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paire_20__28_G_29_">
      <style:text-properties officeooo:rsid="00fbc68f" officeooo:paragraph-rsid="00fbc68f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text-properties officeooo:rsid="00ff3616" officeooo:paragraph-rsid="00ff3616"/>
    </style:style>
    <style:style style:name="MP11" style:family="paragraph" style:parent-style-name="_5f_Footer_20_page_20_impaire_20__28_D_29_">
      <style:text-properties officeooo:paragraph-rsid="01316a8b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16a8b"/>
    </style:style>
    <style:style style:name="MP14" style:family="paragraph" style:parent-style-name="_5f_Header_20_G_20_page_20_impaire_20__28_D_29_">
      <style:text-properties officeooo:rsid="00fc60e2" officeooo:paragraph-rsid="00fc60e2"/>
    </style:style>
    <style:style style:name="MP15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6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7" style:family="paragraph" style:parent-style-name="_5f_Footer_20_page_20_paire_20__28_G_29_">
      <style:text-properties officeooo:paragraph-rsid="01336347"/>
    </style:style>
    <style:style style:name="MP18" style:family="paragraph" style:parent-style-name="_5f_Header_20_N_20_page_20_paire_20__28_G_29_">
      <style:text-properties officeooo:rsid="00f84d06" officeooo:paragraph-rsid="00f84d06"/>
    </style:style>
    <style:style style:name="MP19" style:family="paragraph" style:parent-style-name="_5f_Header_20_N_20_page_20_impaire_20__28_D_29_">
      <style:text-properties officeooo:rsid="010462d7" officeooo:paragraph-rsid="010462d7"/>
    </style:style>
    <style:style style:name="MP20" style:family="paragraph" style:parent-style-name="_5f_Header_20_D_20_page_20_impaire_20__28_D_29_">
      <style:text-properties officeooo:rsid="00fe4814" officeooo:paragraph-rsid="00fe4814"/>
    </style:style>
    <style:style style:name="MP21" style:family="paragraph">
      <loext:graphic-properties draw:fill="solid" draw:fill-color="#9d0f89"/>
    </style:style>
    <style:style style:name="MP22" style:family="paragraph" style:parent-style-name="_5f_Header_20_D_20_page_20_paire_20__28_G_29_">
      <style:text-properties officeooo:paragraph-rsid="00fe4814"/>
    </style:style>
    <style:style style:name="MP23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24" style:family="paragraph" style:parent-style-name="_5f_Footer_20_page_20_paire_20__28_G_29_">
      <style:text-properties officeooo:paragraph-rsid="0135ac9e"/>
    </style:style>
    <style:style style:name="MP25" style:family="paragraph" style:parent-style-name="_5f_Header_20_D_20_page_20_impaire_20__28_D_29_">
      <style:text-properties officeooo:rsid="0101821f" officeooo:paragraph-rsid="0101821f"/>
    </style:style>
    <style:style style:name="MP26" style:family="paragraph" style:parent-style-name="_5f_Header_20_D_20_page_20_paire_20__28_G_29_">
      <style:text-properties officeooo:rsid="0101821f" officeooo:paragraph-rsid="0101821f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2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97109"/>
    </style:style>
    <style:style style:name="MP30" style:family="paragraph" style:parent-style-name="_5f_Header_20_M_20_page_20_impaire_20__28_D_29_">
      <style:text-properties officeooo:rsid="0101a5c8" officeooo:paragraph-rsid="0101a5c8"/>
    </style:style>
    <style:style style:name="MP31" style:family="paragraph">
      <loext:graphic-properties draw:fill="solid" draw:fill-color="#7fb241"/>
    </style:style>
    <style:style style:name="MP32" style:family="paragraph" style:parent-style-name="_5f_Header_20_M_20_page_20_paire_20__28_G_29_">
      <style:text-properties officeooo:rsid="0101a5c8" officeooo:paragraph-rsid="0101a5c8"/>
    </style:style>
    <style:style style:name="M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34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5" style:family="paragraph" style:parent-style-name="_5f_Footer_20_page_20_paire_20__28_G_29_">
      <style:text-properties officeooo:paragraph-rsid="013b50d8"/>
    </style:style>
    <style:style style:name="MP36" style:family="paragraph" style:parent-style-name="_5f_Header_20_M_20_page_20_impaire_20__28_D_29_">
      <style:text-properties officeooo:rsid="01035d0f" officeooo:paragraph-rsid="01035d0f"/>
    </style:style>
    <style:style style:name="MP37" style:family="paragraph" style:parent-style-name="_5f_Header_20_P_20_page_20_paire_20__28_G_29_">
      <style:text-properties officeooo:rsid="0107aa33" officeooo:paragraph-rsid="0107aa33"/>
    </style:style>
    <style:style style:name="MP38" style:family="paragraph">
      <loext:graphic-properties draw:fill="solid" draw:fill-color="#d62e4e"/>
    </style:style>
    <style:style style:name="MP39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40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officeooo:paragraph-rsid="013c280e"/>
    </style:style>
    <style:style style:name="MP42" style:family="paragraph" style:parent-style-name="_5f_Header_20_P_20_page_20_paire_20__28_G_29_">
      <style:text-properties officeooo:rsid="0106b7af" officeooo:paragraph-rsid="0106b7af"/>
    </style:style>
    <style:style style:name="MP43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44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45" style:family="paragraph">
      <loext:graphic-properties draw:fill="solid" draw:fill-color="#f99e06"/>
    </style:style>
    <style:style style:name="MP46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47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paire_20__28_G_29_">
      <style:text-properties officeooo:paragraph-rsid="0142af40"/>
    </style:style>
    <style:style style:name="MP49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5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T6" style:family="text">
      <style:text-properties fo:font-size="16pt" officeooo:rsid="00fe4814" style:font-size-asian="16pt" style:font-size-complex="16pt"/>
    </style:style>
    <style:style style:name="MT7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8" style:family="text">
      <style:text-properties fo:font-variant="small-caps" fo:color="#7fb241" loext:opacity="100%" style:font-name="Bitstream Vera Sans6" fo:font-size="16pt" fo:font-weight="bold"/>
    </style:style>
    <style:style style:name="MT9" style:family="text">
      <style:text-properties fo:font-variant="small-caps" fo:color="#7fb241" loext:opacity="100%" style:font-name="Bitstream Vera Sans6" fo:font-size="16pt" fo:font-weight="bold" officeooo:rsid="0021cde5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3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6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9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3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96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8</text:span></text:p></draw:text-box></draw:frame><draw:line text:anchor-type="paragraph" draw:z-index="25" draw:name="Ligne_Entete_Impair_Numerique_2col" draw:style-name="Mgr5" draw:text-style-name="MP4" svg:x1="16.023cm" svg:y1="0.36cm" svg:x2="20.496cm" svg:y2="0.36cm"><text:p/></draw:line><draw:line text:anchor-type="paragraph" draw:z-index="97" draw:name="Ligne_Verticale_Impair_Numerique_2col" draw:style-name="Mgr5" draw:text-style-name="MP4" svg:x1="9.477cm" svg:y1="2.007cm" svg:x2="9.477cm" svg:y2="27.044cm"><text:p/></draw:line>Somme algébrique de nombres relatifs</text:p>
      </style:header>
      <style:header-left>
        <text:p text:style-name="MP1"><draw:path text:anchor-type="paragraph" draw:z-index="2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4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28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8</text:span></text:p></draw:text-box></draw:frame><draw:line text:anchor-type="paragraph" draw:z-index="26" draw:name="Ligne_Entete_Pair_Numerique_2col" draw:style-name="Mgr5" draw:text-style-name="MP4" svg:x1="16.023cm" svg:y1="0.36cm" svg:x2="20.496cm" svg:y2="0.36cm"><text:p/></draw:line><draw:line text:anchor-type="paragraph" draw:z-index="27" draw:name="Ligne_Verticale_Pair_Numerique_2col" draw:style-name="Mgr5" draw:text-style-name="MP4" svg:x1="9.477cm" svg:y1="2.007cm" svg:x2="9.477cm" svg:y2="27.044cm"><text:p/></draw:line>Somme algébrique de nombres relatif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98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1COL" style:display-name="SERIE_GEOMETRIE_1COL" style:page-layout-name="Mpm11" draw:style-name="Mdp1">
      <style:header>
        <text:p text:style-name="MP8"><draw:path text:anchor-type="paragraph" draw:z-index="33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6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1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34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5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0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8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Nombres relatif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7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CLR_5f_1ca2b8_5f_2COL" style:display-name="SERIE_GEOMETRIE_CLR_1ca2b8_2COL" style:page-layout-name="Mpm3" draw:style-name="Mdp1">
      <style:header>
        <text:p text:style-name="MP14"><draw:path text:anchor-type="paragraph" draw:z-index="37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39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2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5"><draw:path text:anchor-type="paragraph" draw:z-index="38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40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3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6" text:outline-level="1"><draw:g text:anchor-type="paragraph" draw:z-index="9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7" text:outline-level="1"><draw:g text:anchor-type="paragraph" draw:z-index="10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1" draw:style-name="Mdp1">
      <style:header>
        <text:p text:style-name="MP18"><draw:path text:anchor-type="paragraph" draw:z-index="29" draw:name="Fond_Num_Serie_Im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2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8" draw:name="Ligne_Entete_Im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19"><draw:path text:anchor-type="paragraph" draw:z-index="30" draw:name="Fond_Num_Serie_Pair_Numerique_1col" draw:style-name="Mgr9" draw:text-style-name="MP2" svg:width="4.329cm" svg:height="2.24cm" svg:x="-1.499cm" svg:y="-1cm" svg:viewBox="0 0 4330 2241" svg:d="M0 2241l3984-288c209-15 363-168 345-342l-170-1611h-4159z"><text:p/></draw:path><draw:frame text:anchor-type="paragraph" draw:z-index="31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49" draw:name="Ligne_Entete_Pair_Numerique_1col" draw:style-name="Mgr5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11" text:outline-level="1"><draw:g text:anchor-type="paragraph" draw:z-index="5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Nombres relatif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6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2" draw:style-name="Mdp1">
      <style:header>
        <text:p text:style-name="MP20"><draw:path text:anchor-type="paragraph" draw:z-index="41" draw:name="Fond_Num_Serie_Im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3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5" draw:name="Ligne_Entete_Impair_Donnees_1col" draw:style-name="Mgr11" draw:text-style-name="MP4" svg:x1="16.023cm" svg:y1="0.36cm" svg:x2="20.496cm" svg:y2="0.36cm"><text:p/></draw:line>À compléter</text:p>
      </style:header>
      <style:header-left>
        <text:p text:style-name="MP22"><draw:path text:anchor-type="paragraph" draw:z-index="42" draw:name="Fond_Num_Serie_Pair_Donnees_1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4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4" draw:name="Ligne_Entete_Pair_Donnees_1col" draw:style-name="Mgr11" draw:text-style-name="MP4" svg:x1="16.023cm" svg:y1="0.36cm" svg:x2="20.496cm" svg:y2="0.36cm"><text:p/></draw:line><text:span text:style-name="_5f_Caractères"><text:span text:style-name="MT6">À compléter</text:span></text:span></text:p>
      </style:header-left>
      <style:footer>
        <text:h text:style-name="MP23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25"><draw:path text:anchor-type="paragraph" draw:z-index="45" draw:name="Fond_Num_Serie_Im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6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6" draw:name="Ligne_Entete_Impair_Donnees_2col" draw:style-name="Mgr11" draw:text-style-name="MP4" svg:x1="16.023cm" svg:y1="0.36cm" svg:x2="20.496cm" svg:y2="0.36cm"><text:p/></draw:line>À compléter</text:p>
      </style:header>
      <style:header-left>
        <text:p text:style-name="MP26"><draw:path text:anchor-type="paragraph" draw:z-index="24" draw:name="Fond_Num_Serie_Pair_Donnees_2col" draw:style-name="Mgr10" draw:text-style-name="MP21" svg:width="4.329cm" svg:height="2.24cm" svg:x="-1.499cm" svg:y="-1cm" svg:viewBox="0 0 4330 2241" svg:d="M0 2241l3984-288c209-15 363-168 345-342l-170-1611h-4159z"><text:p/></draw:path><draw:frame text:anchor-type="paragraph" draw:z-index="47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57" draw:name="Ligne_Entete_Pair_Donnees_2col" draw:style-name="Mgr11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12" draw:name="Fond_Num_Page_Impair_Donnees_2col" draw:style-name="Mgr2"><draw:path draw:style-name="Mgr12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11" draw:name="Fond_Num_Page_Pair_Donnees_2col" draw:style-name="Mgr2"><draw:path draw:style-name="Mgr12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1" draw:style-name="Mdp1">
      <style:header>
        <text:p text:style-name="MP30"><draw:path text:anchor-type="paragraph" draw:z-index="58" draw:name="Fond_Num_Serie_Im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2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6" draw:name="Ligne_Entete_Impair_Mesures_1col" draw:style-name="Mgr14" draw:text-style-name="MP4" svg:x1="16.023cm" svg:y1="0.36cm" svg:x2="20.496cm" svg:y2="0.36cm"><text:p/></draw:line><text:span text:style-name="MT7">À </text:span><text:span text:style-name="MT8">compléter</text:span></text:p>
      </style:header>
      <style:header-left>
        <text:p text:style-name="MP32"><draw:path text:anchor-type="paragraph" draw:z-index="59" draw:name="Fond_Num_Serie_Pair_Mesures_1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3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7" draw:name="Ligne_Entete_Pair_Mesures_1col" draw:style-name="Mgr14" draw:text-style-name="MP4" svg:x1="16.023cm" svg:y1="0.36cm" svg:x2="20.496cm" svg:y2="0.36cm"><text:p/></draw:line><text:span text:style-name="MT9">À </text:span><text:span text:style-name="MT8">compléter</text:span></text:p>
      </style:header-left>
      <style:footer>
        <text:h text:style-name="MP33" text:outline-level="1"><draw:g text:anchor-type="paragraph" draw:z-index="13" draw:name="Fond_Num_Page_Impair_Mesures_1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4" draw:name="Fond_Num_Page_Pair_Mesures_1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36"><draw:path text:anchor-type="paragraph" draw:z-index="60" draw:name="Fond_Num_Serie_Im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4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8" draw:name="Ligne_Entete_Impair_Mesures_2col" draw:style-name="Mgr14" draw:text-style-name="MP4" svg:x1="16.023cm" svg:y1="0.36cm" svg:x2="20.496cm" svg:y2="0.36cm"><text:p/></draw:line><text:span text:style-name="MT9">À </text:span><text:span text:style-name="MT8">compléter</text:span></text:p>
      </style:header>
      <style:header-left>
        <text:p text:style-name="MP36"><draw:path text:anchor-type="paragraph" draw:z-index="61" draw:name="Fond_Num_Serie_Pair_Mesures_2col" draw:style-name="Mgr13" draw:text-style-name="MP31" svg:width="4.329cm" svg:height="2.24cm" svg:x="-1.499cm" svg:y="-1cm" svg:viewBox="0 0 4330 2241" svg:d="M0 2241l3984-288c209-15 363-168 345-342l-170-1611h-4159z"><text:p/></draw:path><draw:frame text:anchor-type="paragraph" draw:z-index="65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79" draw:name="Ligne_Entete_Pair_Mesures_2col" draw:style-name="Mgr14" draw:text-style-name="MP4" svg:x1="16.023cm" svg:y1="0.36cm" svg:x2="20.496cm" svg:y2="0.36cm"><text:p/></draw:line><text:span text:style-name="MT7">À </text:span><text:span text:style-name="MT8">compléter</text:span></text:p>
      </style:header-left>
      <style:footer>
        <text:h text:style-name="MP33" text:outline-level="1"><draw:g text:anchor-type="paragraph" draw:z-index="15" draw:name="Fond_Num_Page_Impair_Mesures_2col" draw:style-name="Mgr2"><draw:path draw:style-name="Mgr15" draw:text-style-name="MP34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5" text:outline-level="1"><draw:g text:anchor-type="paragraph" draw:z-index="16" draw:name="Fond_Num_Page_Pair_Mesures_2col" draw:style-name="Mgr2"><draw:path draw:style-name="Mgr15" draw:text-style-name="MP34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37"><draw:path text:anchor-type="paragraph" draw:z-index="68" draw:name="Fond_Num_Serie_Im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4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2" draw:name="Ligne_Entete_Impair_Problemes_2col" draw:style-name="Mgr17" draw:text-style-name="MP4" svg:x1="16.023cm" svg:y1="0.36cm" svg:x2="20.496cm" svg:y2="0.36cm"><text:p/></draw:line>À compléter</text:p>
      </style:header>
      <style:header-left>
        <text:p text:style-name="MP37"><draw:path text:anchor-type="paragraph" draw:z-index="69" draw:name="Fond_Num_Serie_Pair_Problemes_2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5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3" draw:name="Ligne_Entete_Pair_Problemes_2col 1" draw:style-name="Mgr17" draw:text-style-name="MP4" svg:x1="16.023cm" svg:y1="0.36cm" svg:x2="20.496cm" svg:y2="0.36cm"><text:p/></draw:line>À compléter</text:p>
      </style:header-left>
      <style:footer>
        <text:h text:style-name="MP39" text:outline-level="1"><draw:g text:anchor-type="paragraph" draw:z-index="19" draw:name="Fond_Num_Page_Impair_Problemes_2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20" draw:name="Fond_Num_Page_Pair_Problemes_2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1" draw:style-name="Mdp1">
      <style:header>
        <text:p text:style-name="_5f_Header_20_P_20_page_20_impaire_20__28_D_29_"><draw:path text:anchor-type="paragraph" draw:z-index="66" draw:name="Fond_Num_Serie_Im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0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0" draw:name="Ligne_Entete_Impair_Problemes_1col" draw:style-name="Mgr17" draw:text-style-name="MP4" svg:x1="16.023cm" svg:y1="0.36cm" svg:x2="20.496cm" svg:y2="0.36cm"><text:p/></draw:line>À compléter</text:p>
      </style:header>
      <style:header-left>
        <text:p text:style-name="MP42"><draw:path text:anchor-type="paragraph" draw:z-index="67" draw:name="Fond_Num_Serie_Pair_Problemes_1col" draw:style-name="Mgr16" draw:text-style-name="MP38" svg:width="4.329cm" svg:height="2.24cm" svg:x="-1.499cm" svg:y="-1cm" svg:viewBox="0 0 4330 2241" svg:d="M0 2241l3984-288c209-15 363-168 345-342l-170-1611h-4159z"><text:p/></draw:path><draw:frame text:anchor-type="paragraph" draw:z-index="73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81" draw:name="Ligne_Entete_Pair_Problemes_1col" draw:style-name="Mgr17" draw:text-style-name="MP4" svg:x1="16.023cm" svg:y1="0.36cm" svg:x2="20.496cm" svg:y2="0.36cm"><text:p/></draw:line>À compléter</text:p>
      </style:header-left>
      <style:footer>
        <text:h text:style-name="MP43" text:outline-level="1"><draw:g text:anchor-type="paragraph" draw:z-index="17" draw:name="Fond_Num_Page_Impair_Problemes_1col" draw:style-name="Mgr2"><draw:path draw:style-name="Mgr18" draw:text-style-name="MP40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1" text:outline-level="1"><draw:g text:anchor-type="paragraph" draw:z-index="18" draw:name="Fond_Num_Page_Pair_Problemes_1col" draw:style-name="Mgr2"><draw:path draw:style-name="Mgr18" draw:text-style-name="MP40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3" draw:style-name="Mdp2">
      <style:header>
        <text:p text:style-name="MP44"><draw:path text:anchor-type="paragraph" draw:z-index="90" draw:name="Fond_Num_Serie_Im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6" draw:name="Ligne_Entete_Impair_Programmation_2col" draw:style-name="Mgr20" draw:text-style-name="MP4" svg:x1="16.023cm" svg:y1="0.36cm" svg:x2="20.496cm" svg:y2="0.36cm"><text:p/></draw:line><draw:frame text:anchor-type="paragraph" draw:z-index="94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4"><draw:path text:anchor-type="paragraph" draw:z-index="91" draw:name="Fond_Num_Serie_Pair_Programmation_2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7" draw:name="Ligne_Entete_Pair_Programmation_2col" draw:style-name="Mgr20" draw:text-style-name="MP4" svg:x1="16.023cm" svg:y1="0.36cm" svg:x2="20.496cm" svg:y2="0.36cm"><text:p/></draw:line><draw:frame text:anchor-type="paragraph" draw:z-index="95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23" draw:name="Fond_Num_Page_Impair_Programmation_2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0" draw:name="Fond_Num_Page_Pair_Programmation_2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4" draw:style-name="Mdp2">
      <style:header>
        <text:p text:style-name="MP49"><draw:path text:anchor-type="paragraph" draw:z-index="88" draw:name="Fond_Num_Serie_Im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4" draw:name="Ligne_Entete_Impair_Programmation_1col" draw:style-name="Mgr20" draw:text-style-name="MP4" svg:x1="16.023cm" svg:y1="0.36cm" svg:x2="20.496cm" svg:y2="0.36cm"><text:p/></draw:line><draw:frame text:anchor-type="paragraph" draw:z-index="92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>
      <style:header-left>
        <text:p text:style-name="MP49"><draw:path text:anchor-type="paragraph" draw:z-index="89" draw:name="Fond_Num_Serie_Pair_Programmation_1col" draw:style-name="Mgr19" draw:text-style-name="MP45" svg:width="4.329cm" svg:height="2.24cm" svg:x="-1.499cm" svg:y="-1cm" svg:viewBox="0 0 4330 2241" svg:d="M0 2241l3984-288c209-15 363-168 345-342l-170-1611h-4159z"><text:p/></draw:path><draw:line text:anchor-type="paragraph" draw:z-index="85" draw:name="Ligne_Entete_Pair_Programmation_1col" draw:style-name="Mgr20" draw:text-style-name="MP4" svg:x1="16.023cm" svg:y1="0.36cm" svg:x2="20.496cm" svg:y2="0.36cm"><text:p/></draw:line><draw:frame text:anchor-type="paragraph" draw:z-index="93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À compléter</text:p>
      </style:header-left>
      <style:footer>
        <text:h text:style-name="MP46" text:outline-level="1"><draw:g text:anchor-type="paragraph" draw:z-index="21" draw:name="Fond_Num_Page_Impair_Programmation_1col" draw:style-name="Mgr2"><draw:path draw:style-name="Mgr21" draw:text-style-name="MP47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Nombres relatif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8" text:outline-level="1"><draw:g text:anchor-type="paragraph" draw:z-index="22" draw:name="Fond_Num_Page_Pair_Programmation_1col" draw:style-name="Mgr2"><draw:path draw:style-name="Mgr21" draw:text-style-name="MP47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Nombres relatif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25T13:51:54.237000000</meta:creation-date>
    <dc:date>2024-07-10T11:41:24.235000000</dc:date>
    <meta:editing-duration>PT10H51M35S</meta:editing-duration>
    <meta:editing-cycles>140</meta:editing-cycles>
    <meta:generator>LibreOffice/7.6.7.2$Windows_X86_64 LibreOffice_project/dd47e4b30cb7dab30588d6c79c651f218165e3c5</meta:generator>
    <meta:print-date>2024-06-17T09:36:06.694230646</meta:print-date>
    <meta:printed-by>PDF files</meta:printed-by>
    <meta:document-statistic meta:table-count="1" meta:image-count="0" meta:object-count="0" meta:page-count="1" meta:paragraph-count="170" meta:word-count="686" meta:character-count="2465" meta:non-whitespace-character-count="1866"/>
    <meta:template xlink:type="simple" xlink:actuate="onRequest" xlink:title="Modele_Cahier" xlink:href="../../../../../../Modele_Cahier.ott" meta:date="2024-03-02T09:46:07.205140257"/>
  </office:meta>
</office:document-meta>
</file>